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2.947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2pt" officeooo:rsid="000db710" officeooo:paragraph-rsid="000db710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a4f08" officeooo:paragraph-rsid="001a4f08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normal" officeooo:rsid="000db710" officeooo:paragraph-rsid="0018565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Azione_20_attore">
      <style:text-properties style:font-name="Times New Roman" fo:font-size="12pt" officeooo:rsid="000db710" officeooo:paragraph-rsid="000cf989" style:font-size-asian="12pt" style:font-size-complex="12pt"/>
    </style:style>
    <style:style style:name="P8" style:family="paragraph" style:parent-style-name="Azione_20_attore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9" style:family="paragraph" style:parent-style-name="Azione_20_attore">
      <style:text-properties style:font-name="Times New Roman" fo:font-size="12pt" officeooo:rsid="0012f53f" officeooo:paragraph-rsid="001ebdd2" style:font-size-asian="12pt" style:font-size-complex="12pt"/>
    </style:style>
    <style:style style:name="P10" style:family="paragraph" style:parent-style-name="Azione_20_attore">
      <style:text-properties style:font-name="Times New Roman" fo:font-size="12pt" officeooo:rsid="0015e382" officeooo:paragraph-rsid="0015e382" style:font-size-asian="12pt" style:font-size-complex="12pt"/>
    </style:style>
    <style:style style:name="P11" style:family="paragraph" style:parent-style-name="Azione_20_attore" style:list-style-name="">
      <style:text-properties style:font-name="Times New Roman" fo:font-size="12pt" officeooo:rsid="000cf989" officeooo:paragraph-rsid="000cf989" style:font-size-asian="12pt" style:font-size-complex="12pt"/>
    </style:style>
    <style:style style:name="P12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0db710" officeooo:paragraph-rsid="001ebdd2" style:font-size-asian="12pt" style:font-size-complex="12pt"/>
    </style:style>
    <style:style style:name="P13" style:family="paragraph" style:parent-style-name="Azione_20_attore" style:list-style-name="Numerazione_20_UC">
      <style:paragraph-properties fo:margin-left="1.462cm" fo:margin-right="0.014cm" fo:text-indent="0.808cm" style:auto-text-indent="false"/>
      <style:text-properties style:font-name="Times New Roman" fo:font-size="12pt" officeooo:rsid="000cf989" officeooo:paragraph-rsid="001ebdd2" style:font-size-asian="12pt" style:font-size-complex="12pt"/>
    </style:style>
    <style:style style:name="P14" style:family="paragraph" style:parent-style-name="Azione_20_attore">
      <style:paragraph-properties fo:margin-left="-0.041cm" fo:margin-right="0.014cm" fo:text-indent="0cm" style:auto-text-indent="false"/>
      <style:text-properties style:font-name="Times New Roman" fo:font-size="12pt" officeooo:rsid="0012f53f" officeooo:paragraph-rsid="001ebdd2" style:font-size-asian="12pt" style:font-size-complex="12pt"/>
    </style:style>
    <style:style style:name="P15" style:family="paragraph" style:parent-style-name="Azione_20_sistema">
      <style:text-properties style:font-name="Times New Roman" fo:font-size="12pt" officeooo:rsid="0015e382" officeooo:paragraph-rsid="0015e382" style:font-size-asian="12pt" style:font-size-complex="12pt"/>
    </style:style>
    <style:style style:name="P16" style:family="paragraph" style:parent-style-name="Azione_20_sistema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17" style:family="paragraph" style:parent-style-name="Azione_20_sistema">
      <style:text-properties style:font-name="Times New Roman" fo:font-size="12pt" officeooo:rsid="0012f53f" officeooo:paragraph-rsid="001ebdd2" style:font-size-asian="12pt" style:font-size-complex="12pt"/>
    </style:style>
    <style:style style:name="P18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0db710" officeooo:paragraph-rsid="001ebdd2" style:font-size-asian="12pt" style:font-size-complex="12pt"/>
    </style:style>
    <style:style style:name="P19" style:family="paragraph" style:parent-style-name="Azione_20_sistema" style:list-style-name="Numerazione_20_UC">
      <style:paragraph-properties fo:margin-left="1.462cm" fo:margin-right="0.014cm" fo:text-indent="0.808cm" style:auto-text-indent="false"/>
      <style:text-properties style:font-name="Times New Roman" fo:font-size="12pt" officeooo:rsid="000cf989" officeooo:paragraph-rsid="001ebdd2" style:font-size-asian="12pt" style:font-size-complex="12pt"/>
    </style:style>
    <style:style style:name="P20" style:family="paragraph" style:parent-style-name="Azione_20_sistema">
      <style:paragraph-properties fo:margin-left="-0.041cm" fo:margin-right="0.014cm" fo:text-indent="0cm" style:auto-text-indent="false"/>
      <style:text-properties style:font-name="Times New Roman" fo:font-size="12pt" officeooo:rsid="0012f53f" officeooo:paragraph-rsid="001ebdd2" style:font-size-asian="12pt" style:font-size-complex="12pt"/>
    </style:style>
    <style:style style:name="T1" style:family="text">
      <style:text-properties fo:font-weight="normal" officeooo:rsid="001ebdd2" style:font-weight-asian="normal" style:font-weight-complex="normal"/>
    </style:style>
    <style:style style:name="T2" style:family="text">
      <style:text-properties officeooo:rsid="0014a617"/>
    </style:style>
    <style:style style:name="T3" style:family="text">
      <style:text-properties officeooo:rsid="00185656"/>
    </style:style>
    <style:style style:name="T4" style:family="text">
      <style:text-properties officeooo:rsid="001a4f08"/>
    </style:style>
    <style:style style:name="T5" style:family="text">
      <style:text-properties officeooo:rsid="001cad2e"/>
    </style:style>
    <style:style style:name="T6" style:family="text">
      <style:text-properties officeooo:rsid="001ebdd2"/>
    </style:style>
    <style:style style:name="T7" style:family="text">
      <style:text-properties style:text-position="super 58%" officeooo:rsid="001ebdd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<text:span text:style-name="T6">scenario</text:span></text:p>
          </table:table-cell>
          <table:table-cell table:style-name="Tabella33.B1" office:value-type="string">
            <text:p text:style-name="P4"><text:span text:style-name="T2">Inserimento </text:span><text:span text:style-name="T4">Attività nel Registro</text:span></text:p>
          </table:table-cell>
        </table:table-row>
        <table:table-row table:style-name="Tabella33.2">
          <table:table-cell table:style-name="Tabella33.A2" office:value-type="string">
            <text:p text:style-name="P3"><text:span text:style-name="T6">Istanza degli a</text:span>ttori partecipanti</text:p>
          </table:table-cell>
          <table:table-cell table:style-name="Tabella33.B2" office:value-type="string">
            <text:p text:style-name="P5"><text:span text:style-name="T6">Linda: </text:span>EducatoreDidattico</text:p>
          </table:table-cell>
        </table:table-row>
        <table:table-row table:style-name="Tabella33.3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6668324" text:style-name="Numerazione_20_UC">
              <text:list-header>
                <text:p text:style-name="P7"/>
              </text:list-header>
              <text:list-item>
                <text:p text:style-name="P12"><text:span text:style-name="T6">Linda è una delle educatrici didattiche della classe 3</text:span><text:span text:style-name="T7">a</text:span><text:span text:style-name="T6"> A <text:s/>e oggi ha insegnato ai bambini la canzone dell'alfabeto e riconoscerne le lettere. <text:s text:c="5"/>A fine giornata Linda deve registrare le attività sul registro di classe.</text:span></text:p>
              </text:list-item>
              <text:list-item>
                <text:p text:style-name="P12"><text:span text:style-name="T6">Linda si collega ad @silo e dopo aver effettuato il login, clicca su Registro. </text:span></text:p>
                <text:p text:style-name="P18"><text:span text:style-name="T6"/></text:p>
              </text:list-item>
              <text:list-item>
                <text:p text:style-name="P8"><text:span text:style-name="T6">Linda seleziona la classe 3</text:span><text:span text:style-name="T7">a</text:span><text:span text:style-name="T6"> A</text:span></text:p>
                <text:p text:style-name="P16"><text:span text:style-name="T6"/></text:p>
              </text:list-item>
              <text:list-item>
                <text:p text:style-name="P16"><text:span text:style-name="T6">Linda clicca su Inserisci Attività Odierna</text:span></text:p>
                <text:p text:style-name="P8"><text:span text:style-name="T6"/></text:p>
              </text:list-item>
              <text:list-item>
                <text:p text:style-name="P19"><text:span text:style-name="T1">Il sistema le mostra il form da compilare</text:span></text:p>
                <text:p text:style-name="P13"><text:span text:style-name="T1"/></text:p>
              </text:list-item>
              <text:list-item>
                <text:p text:style-name="P9"><text:span text:style-name="T6">Linda clicca la voce Luigi Rossi nell'elenco degli alunni assenti</text:span></text:p>
                <text:p text:style-name="P17"><text:span text:style-name="T6"/></text:p>
              </text:list-item>
              <text:list-item>
                <text:p text:style-name="P20"><text:span text:style-name="T6">Linda inserisce nel campo Attività “Canzone alfabeto, riconoscimento lettere dell'alfabeto”, e inserisce la categoria “alfabeto”.</text:span></text:p>
                <text:p text:style-name="P14"><text:span text:style-name="T6"/></text:p>
              </text:list-item>
              <text:list-item>
                <text:p text:style-name="P10">L<text:span text:style-name="T6">inda clicca su Inserisci Attività</text:span></text:p>
                <text:p text:style-name="P15"><text:span text:style-name="T6"/></text:p>
              </text:list-item>
              <text:list-item>
                <text:p text:style-name="P15">Il sistema <text:span text:style-name="T6">mostra un messaggio con scritto “Attività odierna inserita correttamente nel sistema”</text:span></text:p>
              </text:list-item>
            </text:list>
            <text:p text:style-name="P11"/>
          </table:table-cell>
        </table:table-row>
      </table:table>
      <text:p text:style-name="P1"/>
      <text:p text:style-name="P6"><text:span text:style-name="T6">SC</text:span><text:span text:style-name="T3">_H_</text:span><text:span text:style-name="T4">5</text:span><text:span text:style-name="T6">2</text:span><text:span text:style-name="T3">_</text:span><text:span text:style-name="T3">inserimento_</text:span><text:span text:style-name="T4">attività_registro</text:span><text:span text:style-name="T3">: </text:span><text:span text:style-name="T2">Inserimento </text:span><text:span text:style-name="T4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3</meta:editing-cycles>
    <meta:generator>LibreOffice/3.6$Windows_x86 LibreOffice_project/da8c1e6-fd468f4-454e206-f42a4a9-143cfd</meta:generator>
    <dc:date>2012-10-29T17:07:28.13</dc:date>
    <meta:document-statistic meta:table-count="1" meta:image-count="0" meta:object-count="0" meta:page-count="1" meta:paragraph-count="15" meta:word-count="142" meta:character-count="952" meta:non-whitespace-character-count="827"/>
  </office:meta>
</office:document-meta>
</file>